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a4c36a030" style:family="table" style:master-page-name="ta-mp-0x7f7a4c36a030">
      <style:table-properties table:display="true" style:writing-mode="lr-tb"/>
    </style:style>
    <style:style style:name="ta-0x7f7a4c36a220" style:family="table" style:master-page-name="ta-mp-0x7f7a4c36a220">
      <style:table-properties table:display="true" style:writing-mode="lr-tb"/>
    </style:style>
    <style:style style:name="ta-0x7f7a4c36a410" style:family="table" style:master-page-name="ta-mp-0x7f7a4c36a410">
      <style:table-properties table:display="true" style:writing-mode="lr-tb"/>
    </style:style>
    <style:style style:name="ta-0x7f7a4c36a600" style:family="table" style:master-page-name="ta-mp-0x7f7a4c36a600">
      <style:table-properties table:display="true" style:writing-mode="lr-tb"/>
    </style:style>
    <style:style style:name="ta-0x7f7a4c36a7f0" style:family="table" style:master-page-name="ta-mp-0x7f7a4c36a7f0">
      <style:table-properties table:display="true" style:writing-mode="lr-tb"/>
    </style:style>
    <style:style style:name="ta-0x7f7a4c36a9e0" style:family="table" style:master-page-name="ta-mp-0x7f7a4c36a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a4c367c6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6c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7eb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7fd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810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822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835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847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76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5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b9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94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59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95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f0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c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5f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d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7b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f1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db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7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4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3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5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1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0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f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e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d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61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41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66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0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8b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e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b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c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93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5e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d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92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62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54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5ad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79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b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8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5c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7a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90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9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5d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5a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3687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a4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69e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913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3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2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368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1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0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9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8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5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7a4ca8e6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4a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ea7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a4ca8f16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3.00pt" style:use-optimal-column-width="true"/>
    </style:style>
    <style:style style:name="ACOL-2" style:family="table-column"/>
    <style:style style:name="ACOL-3" style:family="table-column">
      <style:table-column-properties style:column-width="185.75pt" style:use-optimal-column-width="true"/>
    </style:style>
    <style:style style:name="ACOL-4" style:family="table-column">
      <style:table-column-properties style:column-width="93.74pt" style:use-optimal-column-width="true"/>
    </style:style>
    <style:style style:name="ACOL-5" style:family="table-column">
      <style:table-column-properties style:column-width="110.24pt" style:use-optimal-column-width="true"/>
    </style:style>
    <style:style style:name="ACOL-6" style:family="table-column">
      <style:table-column-properties style:column-width="190.50pt" style:use-optimal-column-width="true"/>
    </style:style>
    <style:style style:name="ACOL-7" style:family="table-column">
      <style:table-column-properties style:column-width="51.75pt" style:use-optimal-column-width="tru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102.75pt" style:use-optimal-column-width="true"/>
    </style:style>
    <style:style style:name="ACOL-10" style:family="table-column">
      <style:table-column-properties style:column-width="116.25pt" style:use-optimal-column-width="true"/>
    </style:style>
    <style:style style:name="ACOL-11" style:family="table-column">
      <style:table-column-properties style:column-width="90.00pt" style:use-optimal-column-width="true"/>
    </style:style>
    <style:style style:name="ACOL-12" style:family="table-column">
      <style:table-column-properties style:column-width="181.50pt" style:use-optimal-column-width="true"/>
    </style:style>
    <style:style style:name="ACOL-13" style:family="table-column">
      <style:table-column-properties style:column-width="90.75pt" style:use-optimal-column-width="true"/>
    </style:style>
    <style:style style:name="ACOL-14" style:family="table-column">
      <style:table-column-properties style:column-width="98.25pt" style:use-optimal-column-width="true"/>
    </style:style>
    <style:style style:name="ACOL-15" style:family="table-column">
      <style:table-column-properties style:column-width="146.25pt" style:use-optimal-column-width="true"/>
    </style:style>
    <style:style style:name="ACOL-16" style:family="table-column">
      <style:table-column-properties style:column-width="359.25pt" style:use-optimal-column-width="true"/>
    </style:style>
    <style:style style:name="ACOL-17" style:family="table-column">
      <style:table-column-properties style:column-width="315.00pt" style:use-optimal-column-width="true"/>
    </style:style>
    <style:style style:name="ACOL-18" style:family="table-column">
      <style:table-column-properties style:column-width="221.25pt" style:use-optimal-column-width="true"/>
    </style:style>
    <style:style style:name="ACOL-19" style:family="table-column">
      <style:table-column-properties style:column-width="103.50pt" style:use-optimal-column-width="true"/>
    </style:style>
    <style:style style:name="ACOL-20" style:family="table-column">
      <style:table-column-properties style:column-width="84.7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7a4c1e4c7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7a4c36441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7a4c37fa0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7a4c37f80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7a4c0173b0" table:allow-empty-cell="true" table:display-list="unsorted" table:base-cell-address="$'TestCase'.A11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7a4c017440" table:allow-empty-cell="true" table:display-list="unsorted" table:base-cell-address="$'TestCase'.A1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7a4c364600" table:allow-empty-cell="true" table:display-list="unsorted" table:base-cell-address="$'TestCase'.A15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7a4c36a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7a4c367c6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7a4c366c30" table:content-validation-name="VAL-0x7f7a4c1e4c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7a4c367eb0" table:content-validation-name="VAL-0x7f7a4c364410" office:value-type="string">
            <text:p>simpleProduct</text:p>
          </table:table-cell>
          <table:table-cell table:number-columns-repeated="127" table:style-name="Gnumeric-default"/>
        </table:table-row>
        <table:table-row table:style-name="AROW-2">
          <table:table-cell table:style-name="ACE-0x7f7a4c367fd8" table:content-validation-name="VAL-0x7f7a4c37fa00" office:value-type="string">
            <text:p>clickAndVerifyProductQuantity</text:p>
          </table:table-cell>
          <table:table-cell table:number-columns-repeated="127" table:style-name="Gnumeric-default"/>
        </table:table-row>
        <table:table-row table:style-name="AROW-2">
          <table:table-cell table:style-name="ACE-0x7f7a4c368100" table:content-validation-name="VAL-0x7f7a4c37f800" office:value-type="string">
            <text:p>placeOrderAndVerifyUser</text:p>
          </table:table-cell>
          <table:table-cell table:number-columns-repeated="127" table:style-name="Gnumeric-default"/>
        </table:table-row>
        <table:table-row table:style-name="AROW-2">
          <table:table-cell table:style-name="ACE-0x7f7a4c368228" table:content-validation-name="VAL-0x7f7a4c0173b0" office:value-type="string">
            <text:p>validatePaymentMethodPage</text:p>
          </table:table-cell>
          <table:table-cell table:number-columns-repeated="127" table:style-name="Gnumeric-default"/>
        </table:table-row>
        <table:table-row table:style-name="AROW-2">
          <table:table-cell table:style-name="ACE-0x7f7a4c368350" table:content-validation-name="VAL-0x7f7a4c017440" office:value-type="string">
            <text:p>clickAndValidateGiftCertificate</text:p>
          </table:table-cell>
          <table:table-cell table:number-columns-repeated="127" table:style-name="Gnumeric-default"/>
        </table:table-row>
        <table:table-row table:style-name="AROW-2">
          <table:table-cell table:style-name="ACE-0x7f7a4c368478" table:content-validation-name="VAL-0x7f7a4c36460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7a4c367698"/>
          <table:table-cell table:number-columns-repeated="127" table:style-name="Gnumeric-default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7a4c36a220" table:print="false">
        <office:forms form:automatic-focus="false" form:apply-design-mode="false">
          <form:form/>
        </office:forms>
        <table:table-column table:default-cell-style-name="ACE-0x7f7a4c3659b0" table:style-name="ACOL-3"/>
        <table:table-column table:default-cell-style-name="ACE-0x7f7a4c3659b0" table:style-name="ACOL-4"/>
        <table:table-column table:default-cell-style-name="ACE-0x7f7a4c3659b0" table:style-name="ACOL-5"/>
        <table:table-column table:default-cell-style-name="ACE-0x7f7a4c3659b0" table:style-name="ACOL-6"/>
        <table:table-column table:default-cell-style-name="ACE-0x7f7a4c3659b0" table:style-name="ACOL-7"/>
        <table:table-column table:default-cell-style-name="ACE-0x7f7a4c3659b0" table:style-name="ACOL-8"/>
        <table:table-column table:default-cell-style-name="ACE-0x7f7a4c3659b0" table:style-name="ACOL-9"/>
        <table:table-column table:default-cell-style-name="ACE-0x7f7a4c3659b0" table:style-name="ACOL-10"/>
        <table:table-column table:default-cell-style-name="ACE-0x7f7a4c3659b0" table:style-name="ACOL-11"/>
        <table:table-column table:default-cell-style-name="ACE-0x7f7a4c3659b0" table:style-name="ACOL-12"/>
        <table:table-column table:default-cell-style-name="ACE-0x7f7a4c3659b0" table:style-name="ACOL-13"/>
        <table:table-column table:default-cell-style-name="ACE-0x7f7a4c3659b0" table:style-name="ACOL-14"/>
        <table:table-column table:default-cell-style-name="ACE-0x7f7a4c3659b0" table:style-name="ACOL-15"/>
        <table:table-column table:default-cell-style-name="ACE-0x7f7a4c3677c0" table:style-name="ACOL-16"/>
        <table:table-column table:default-cell-style-name="ACE-0x7f7a4c3659b0" table:style-name="ACOL-17"/>
        <table:table-column table:default-cell-style-name="ACE-0x7f7a4c3659b0" table:style-name="ACOL-18"/>
        <table:table-column table:default-cell-style-name="ACE-0x7f7a4c3677c0" table:style-name="ACOL-19"/>
        <table:table-column table:default-cell-style-name="ACE-0x7f7a4c3659b0" table:style-name="ACOL-20"/>
        <table:table-column table:default-cell-style-name="ACE-0x7f7a4c3659b0" table:style-name="ACOL-0" table:number-columns-repeated="110"/>
        <table:table-row table:style-name="AROW-2">
          <table:table-cell table:style-name="ACE-0x7f7a4ca8eb98" office:value-type="string">
            <text:p>user_PhoneNumber</text:p>
          </table:table-cell>
          <table:table-cell table:style-name="ACE-0x7f7a4ca8ecc0" office:value-type="string">
            <text:p>city/State</text:p>
          </table:table-cell>
          <table:table-cell table:style-name="ACE-0x7f7a4ca8ecc0" office:value-type="string">
            <text:p>userPinCode</text:p>
          </table:table-cell>
          <table:table-cell table:style-name="ACE-0x7f7a4ca8ecc0" office:value-type="string">
            <text:p>EmailID</text:p>
          </table:table-cell>
          <table:table-cell table:style-name="ACE-0x7f7a4ca8ecc0" office:value-type="string">
            <text:p>Password</text:p>
          </table:table-cell>
          <table:table-cell table:style-name="ACE-0x7f7a4ca8ecc0" office:value-type="string">
            <text:p>MenuProductName</text:p>
          </table:table-cell>
          <table:table-cell table:style-name="ACE-0x7f7a4ca8ecc0" office:value-type="string">
            <text:p>MenuProductName1</text:p>
          </table:table-cell>
          <table:table-cell table:style-name="ACE-0x7f7a4ca8ecc0" office:value-type="string">
            <text:p>MenuProductName2</text:p>
          </table:table-cell>
          <table:table-cell table:style-name="ACE-0x7f7a4ca8ecc0" office:value-type="string">
            <text:p>StorageType</text:p>
          </table:table-cell>
          <table:table-cell table:style-name="ACE-0x7f7a4ca8ecc0" office:value-type="string">
            <text:p>SelectPendriveName</text:p>
          </table:table-cell>
          <table:table-cell table:style-name="ACE-0x7f7a4ca8ede8" office:value-type="string">
            <text:p>Product_Quantity</text:p>
          </table:table-cell>
          <table:table-cell table:style-name="ACE-0x7f7a4ca8ecc0" office:value-type="string">
            <text:p>Product_Rate</text:p>
          </table:table-cell>
          <table:table-cell table:style-name="ACE-0x7f7a4ca8ecc0" office:value-type="string">
            <text:p>PaymentMethod</text:p>
          </table:table-cell>
          <table:table-cell table:style-name="ACE-0x7f7a4ca8ef10" office:value-type="string">
            <text:p>PaymentOption</text:p>
          </table:table-cell>
          <table:table-cell table:style-name="ACE-0x7f7a4ca8ecc0" office:value-type="string">
            <text:p>PaymentOptionTextValue</text:p>
          </table:table-cell>
          <table:table-cell table:style-name="ACE-0x7f7a4ca8ecc0" office:value-type="string">
            <text:p>CoupenSection</text:p>
          </table:table-cell>
          <table:table-cell table:style-name="ACE-0x7f7a4ca8ef10" office:value-type="string">
            <text:p>GiftCertificateCode</text:p>
          </table:table-cell>
          <table:table-cell table:style-name="ACE-0x7f7a4ca8f038" office:value-type="string">
            <text:p>CluesBucksCode</text:p>
          </table:table-cell>
          <table:table-cell table:number-columns-repeated="110" table:style-name="ACE-0x7f7a4c3659b0"/>
        </table:table-row>
        <table:table-row table:style-name="AROW-2">
          <table:table-cell table:style-name="ACE-0x7f7a4c3694a8" office:value-type="float" office:value="9650752320">
            <text:p>9650752320</text:p>
          </table:table-cell>
          <table:table-cell table:style-name="ACE-0x7f7a4c365f78" office:value-type="string">
            <text:p>Gurgaon, HR</text:p>
          </table:table-cell>
          <table:table-cell table:style-name="ACE-0x7f7a4c365f78" office:value-type="string">
            <text:p>Pincode: 122001</text:p>
          </table:table-cell>
          <table:table-cell table:style-name="ACE-0x7f7a4c365f78" office:value-type="string">
            <text:p>chandra.manish@gmail.com</text:p>
          </table:table-cell>
          <table:table-cell table:style-name="ACE-0x7f7a4c365f78" office:value-type="string">
            <text:p>qwer1234</text:p>
          </table:table-cell>
          <table:table-cell table:style-name="ACE-0x7f7a4c365f78" office:value-type="string">
            <text:p>Shop By Category</text:p>
          </table:table-cell>
          <table:table-cell table:style-name="ACE-0x7f7a4c365f78" office:value-type="string">
            <text:p>Computers</text:p>
          </table:table-cell>
          <table:table-cell table:style-name="ACE-0x7f7a4c365f78" office:value-type="string">
            <text:p>Storage Device Special</text:p>
          </table:table-cell>
          <table:table-cell table:style-name="ACE-0x7f7a4c365f78" office:value-type="string">
            <text:p>Pendrives Special</text:p>
          </table:table-cell>
          <table:table-cell table:style-name="ACE-0x7f7a4c365f78" office:value-type="string">
            <text:p>Strontium Pollex 8GB USB Pen Drive</text:p>
          </table:table-cell>
          <table:table-cell table:style-name="ACE-0x7f7a4c367b38" office:value-type="float" office:value="3">
            <text:p>3</text:p>
          </table:table-cell>
          <table:table-cell table:style-name="ACE-0x7f7a4c365f78" office:value-type="float" office:value="312">
            <text:p>312</text:p>
          </table:table-cell>
          <table:table-cell table:style-name="ACE-0x7f7a4c365f78" office:value-type="string">
            <text:p>Cash on Delivery</text:p>
          </table:table-cell>
          <table:table-cell table:style-name="ACE-0x7f7a4c368db8" office:value-type="string">
            <text:p>Credit Card|Debit Card|Cash Cards/Wallets|Net Banking|Cash on Delivery</text:p>
          </table:table-cell>
          <table:table-cell table:style-name="ACE-0x7f7a4c365f78" office:value-type="string">
            <text:p>VISA Credit Card|Maestro Debit Card|Airtel Money|Airtel Money|</text:p>
          </table:table-cell>
          <table:table-cell table:style-name="ACE-0x7f7a4c365f78" office:value-type="string">
            <text:p>+ Got more coupon codes?|+ Gift Certificate</text:p>
          </table:table-cell>
          <table:table-cell table:style-name="ACE-0x7f7a4c368db8" office:value-type="string">
            <text:p>GC-57DB-U67J-7R7A</text:p>
          </table:table-cell>
          <table:table-cell table:style-name="ACE-0x7f7a4c3695d0" office:value-type="float" office:value="4">
            <text:p>4</text:p>
          </table:table-cell>
          <table:table-cell table:number-columns-repeated="110" table:style-name="ACE-0x7f7a4c3659b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3" gnm:cursor-row="15">
          <gnm:selection gnm:start-col="3" gnm:start-row="15" gnm:end-col="3" gnm:end-row="15"/>
        </gnm:selections>
      </table:table>
      <table:table table:name="MQA2_TestData" table:style-name="ta-0x7f7a4c36a410" table:print="false">
        <office:forms form:automatic-focus="false" form:apply-design-mode="false">
          <form:form/>
        </office:forms>
        <table:table-column table:default-cell-style-name="ACE-0x7f7a4c367570" table:style-name="ACOL-3"/>
        <table:table-column table:default-cell-style-name="ACE-0x7f7a4c367570" table:style-name="ACOL-4"/>
        <table:table-column table:default-cell-style-name="ACE-0x7f7a4c367570" table:style-name="ACOL-5"/>
        <table:table-column table:default-cell-style-name="ACE-0x7f7a4c367570" table:style-name="ACOL-6"/>
        <table:table-column table:default-cell-style-name="ACE-0x7f7a4c367570" table:style-name="ACOL-7"/>
        <table:table-column table:default-cell-style-name="ACE-0x7f7a4c367570" table:style-name="ACOL-8"/>
        <table:table-column table:default-cell-style-name="ACE-0x7f7a4c367570" table:style-name="ACOL-9"/>
        <table:table-column table:default-cell-style-name="ACE-0x7f7a4c367570" table:style-name="ACOL-10"/>
        <table:table-column table:default-cell-style-name="ACE-0x7f7a4c367570" table:style-name="ACOL-11"/>
        <table:table-column table:default-cell-style-name="ACE-0x7f7a4c367570" table:style-name="ACOL-12"/>
        <table:table-column table:default-cell-style-name="ACE-0x7f7a4c367570" table:style-name="ACOL-13"/>
        <table:table-column table:default-cell-style-name="ACE-0x7f7a4c367570" table:style-name="ACOL-14"/>
        <table:table-column table:default-cell-style-name="ACE-0x7f7a4c367570" table:style-name="ACOL-15"/>
        <table:table-column table:default-cell-style-name="ACE-0x7f7a4c3660a0" table:style-name="ACOL-16"/>
        <table:table-column table:default-cell-style-name="ACE-0x7f7a4c367570" table:style-name="ACOL-17"/>
        <table:table-column table:default-cell-style-name="ACE-0x7f7a4c367570" table:style-name="ACOL-18"/>
        <table:table-column table:default-cell-style-name="ACE-0x7f7a4c3660a0" table:style-name="ACOL-19"/>
        <table:table-column table:default-cell-style-name="ACE-0x7f7a4c367570" table:style-name="ACOL-20"/>
        <table:table-column table:default-cell-style-name="ACE-0x7f7a4c367570" table:style-name="ACOL-0" table:number-columns-repeated="110"/>
        <table:table-row table:style-name="AROW-2">
          <table:table-cell table:style-name="ACE-0x7f7a4c367448" office:value-type="string">
            <text:p>user_PhoneNumber</text:p>
          </table:table-cell>
          <table:table-cell table:style-name="ACE-0x7f7a4c366fa8" office:value-type="string">
            <text:p>city/State</text:p>
          </table:table-cell>
          <table:table-cell table:style-name="ACE-0x7f7a4c366fa8" office:value-type="string">
            <text:p>userPinCode</text:p>
          </table:table-cell>
          <table:table-cell table:style-name="ACE-0x7f7a4c366fa8" office:value-type="string">
            <text:p>EmailID</text:p>
          </table:table-cell>
          <table:table-cell table:style-name="ACE-0x7f7a4c366fa8" office:value-type="string">
            <text:p>Password</text:p>
          </table:table-cell>
          <table:table-cell table:style-name="ACE-0x7f7a4c366fa8" office:value-type="string">
            <text:p>MenuProductName</text:p>
          </table:table-cell>
          <table:table-cell table:style-name="ACE-0x7f7a4c366fa8" office:value-type="string">
            <text:p>MenuProductName1</text:p>
          </table:table-cell>
          <table:table-cell table:style-name="ACE-0x7f7a4c366fa8" office:value-type="string">
            <text:p>MenuProductName2</text:p>
          </table:table-cell>
          <table:table-cell table:style-name="ACE-0x7f7a4c366fa8" office:value-type="string">
            <text:p>StorageType</text:p>
          </table:table-cell>
          <table:table-cell table:style-name="ACE-0x7f7a4c366fa8" office:value-type="string">
            <text:p>SelectPendriveName</text:p>
          </table:table-cell>
          <table:table-cell table:style-name="ACE-0x7f7a4c366d58" office:value-type="string">
            <text:p>Product_Quantity</text:p>
          </table:table-cell>
          <table:table-cell table:style-name="ACE-0x7f7a4c366fa8" office:value-type="string">
            <text:p>Product_Rate</text:p>
          </table:table-cell>
          <table:table-cell table:style-name="ACE-0x7f7a4c366fa8" office:value-type="string">
            <text:p>PaymentMethod</text:p>
          </table:table-cell>
          <table:table-cell table:style-name="ACE-0x7f7a4c366418" office:value-type="string">
            <text:p>PaymentOption</text:p>
          </table:table-cell>
          <table:table-cell table:style-name="ACE-0x7f7a4c366fa8" office:value-type="string">
            <text:p>PaymentOptionTextValue</text:p>
          </table:table-cell>
          <table:table-cell table:style-name="ACE-0x7f7a4c366fa8" office:value-type="string">
            <text:p>CoupenSection</text:p>
          </table:table-cell>
          <table:table-cell table:style-name="ACE-0x7f7a4c366418" office:value-type="string">
            <text:p>GiftCertificateCode</text:p>
          </table:table-cell>
          <table:table-cell table:style-name="ACE-0x7f7a4c3670d0" office:value-type="string">
            <text:p>CluesBucksCode</text:p>
          </table:table-cell>
          <table:table-cell table:number-columns-repeated="110" table:style-name="ACE-0x7f7a4c367570"/>
        </table:table-row>
        <table:table-row table:style-name="AROW-2">
          <table:table-cell table:style-name="ACE-0x7f7a4c367320" office:value-type="float" office:value="9650752320">
            <text:p>9650752320</text:p>
          </table:table-cell>
          <table:table-cell table:style-name="ACE-0x7f7a4c366e80" office:value-type="string">
            <text:p>Gurgaon, HR</text:p>
          </table:table-cell>
          <table:table-cell table:style-name="ACE-0x7f7a4c366e80" office:value-type="string">
            <text:p>Pincode: 122001</text:p>
          </table:table-cell>
          <table:table-cell table:style-name="ACE-0x7f7a4c366e80" office:value-type="string">
            <text:p>chandra.manish@gmail.com</text:p>
          </table:table-cell>
          <table:table-cell table:style-name="ACE-0x7f7a4c366e80" office:value-type="string">
            <text:p>qwer1234</text:p>
          </table:table-cell>
          <table:table-cell table:style-name="ACE-0x7f7a4c366e80" office:value-type="string">
            <text:p>Shop By Category</text:p>
          </table:table-cell>
          <table:table-cell table:style-name="ACE-0x7f7a4c366e80" office:value-type="string">
            <text:p>Computers</text:p>
          </table:table-cell>
          <table:table-cell table:style-name="ACE-0x7f7a4c366e80" office:value-type="string">
            <text:p>Storage Device Special</text:p>
          </table:table-cell>
          <table:table-cell table:style-name="ACE-0x7f7a4c366e80" office:value-type="string">
            <text:p>Pendrives Special</text:p>
          </table:table-cell>
          <table:table-cell table:style-name="ACE-0x7f7a4c366e80" office:value-type="string">
            <text:p>Strontium Pollex 8GB USB Pen Drive</text:p>
          </table:table-cell>
          <table:table-cell table:style-name="ACE-0x7f7a4c3661c8" office:value-type="float" office:value="3">
            <text:p>3</text:p>
          </table:table-cell>
          <table:table-cell table:style-name="ACE-0x7f7a4c366e80" office:value-type="float" office:value="312">
            <text:p>312</text:p>
          </table:table-cell>
          <table:table-cell table:style-name="ACE-0x7f7a4c366e80" office:value-type="string">
            <text:p>Cash on Delivery</text:p>
          </table:table-cell>
          <table:table-cell table:style-name="ACE-0x7f7a4c366668" office:value-type="string">
            <text:p>Credit Card|Debit Card|Cash Cards/Wallets|Net Banking|Cash on Delivery</text:p>
          </table:table-cell>
          <table:table-cell table:style-name="ACE-0x7f7a4c366e80" office:value-type="string">
            <text:p>VISA Credit Card|Maestro Debit Card|Airtel Money|Airtel Money|</text:p>
          </table:table-cell>
          <table:table-cell table:style-name="ACE-0x7f7a4c366e80" office:value-type="string">
            <text:p>+ Got more coupon codes?|+ Gift Certificate</text:p>
          </table:table-cell>
          <table:table-cell table:style-name="ACE-0x7f7a4c366668" office:value-type="string">
            <text:p>GC-57DB-U67J-7R7A</text:p>
          </table:table-cell>
          <table:table-cell table:style-name="ACE-0x7f7a4c3671f8" office:value-type="float" office:value="4">
            <text:p>4</text:p>
          </table:table-cell>
          <table:table-cell table:number-columns-repeated="110" table:style-name="ACE-0x7f7a4c36757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7a4c36a600" table:print="false">
        <office:forms form:automatic-focus="false" form:apply-design-mode="false">
          <form:form/>
        </office:forms>
        <table:table-column table:default-cell-style-name="ACE-0x7f7a4c368b68" table:style-name="ACOL-3"/>
        <table:table-column table:default-cell-style-name="ACE-0x7f7a4c368b68" table:style-name="ACOL-4"/>
        <table:table-column table:default-cell-style-name="ACE-0x7f7a4c368b68" table:style-name="ACOL-5"/>
        <table:table-column table:default-cell-style-name="ACE-0x7f7a4c368b68" table:style-name="ACOL-6"/>
        <table:table-column table:default-cell-style-name="ACE-0x7f7a4c368b68" table:style-name="ACOL-7"/>
        <table:table-column table:default-cell-style-name="ACE-0x7f7a4c368b68" table:style-name="ACOL-8"/>
        <table:table-column table:default-cell-style-name="ACE-0x7f7a4c368b68" table:style-name="ACOL-9"/>
        <table:table-column table:default-cell-style-name="ACE-0x7f7a4c368b68" table:style-name="ACOL-10"/>
        <table:table-column table:default-cell-style-name="ACE-0x7f7a4c368b68" table:style-name="ACOL-11"/>
        <table:table-column table:default-cell-style-name="ACE-0x7f7a4c368b68" table:style-name="ACOL-12"/>
        <table:table-column table:default-cell-style-name="ACE-0x7f7a4c368b68" table:style-name="ACOL-13"/>
        <table:table-column table:default-cell-style-name="ACE-0x7f7a4c368b68" table:style-name="ACOL-14"/>
        <table:table-column table:default-cell-style-name="ACE-0x7f7a4c368b68" table:style-name="ACOL-15"/>
        <table:table-column table:default-cell-style-name="ACE-0x7f7a4c366790" table:style-name="ACOL-16"/>
        <table:table-column table:default-cell-style-name="ACE-0x7f7a4c368b68" table:style-name="ACOL-17"/>
        <table:table-column table:default-cell-style-name="ACE-0x7f7a4c368b68" table:style-name="ACOL-18"/>
        <table:table-column table:default-cell-style-name="ACE-0x7f7a4c366790" table:style-name="ACOL-19"/>
        <table:table-column table:default-cell-style-name="ACE-0x7f7a4c368b68" table:style-name="ACOL-20"/>
        <table:table-column table:default-cell-style-name="ACE-0x7f7a4c368b68" table:style-name="ACOL-0" table:number-columns-repeated="110"/>
        <table:table-row table:style-name="AROW-2">
          <table:table-cell table:style-name="ACE-0x7f7a4c3668b8" office:value-type="string">
            <text:p>user_PhoneNumber</text:p>
          </table:table-cell>
          <table:table-cell table:style-name="ACE-0x7f7a4c365e50" office:value-type="string">
            <text:p>city/State</text:p>
          </table:table-cell>
          <table:table-cell table:style-name="ACE-0x7f7a4c365e50" office:value-type="string">
            <text:p>userPinCode</text:p>
          </table:table-cell>
          <table:table-cell table:style-name="ACE-0x7f7a4c365e50" office:value-type="string">
            <text:p>EmailID</text:p>
          </table:table-cell>
          <table:table-cell table:style-name="ACE-0x7f7a4c365e50" office:value-type="string">
            <text:p>Password</text:p>
          </table:table-cell>
          <table:table-cell table:style-name="ACE-0x7f7a4c365e50" office:value-type="string">
            <text:p>MenuProductName</text:p>
          </table:table-cell>
          <table:table-cell table:style-name="ACE-0x7f7a4c365e50" office:value-type="string">
            <text:p>MenuProductName1</text:p>
          </table:table-cell>
          <table:table-cell table:style-name="ACE-0x7f7a4c365e50" office:value-type="string">
            <text:p>MenuProductName2</text:p>
          </table:table-cell>
          <table:table-cell table:style-name="ACE-0x7f7a4c365e50" office:value-type="string">
            <text:p>StorageType</text:p>
          </table:table-cell>
          <table:table-cell table:style-name="ACE-0x7f7a4c365e50" office:value-type="string">
            <text:p>SelectPendriveName</text:p>
          </table:table-cell>
          <table:table-cell table:style-name="ACE-0x7f7a4c369258" office:value-type="string">
            <text:p>Product_Quantity</text:p>
          </table:table-cell>
          <table:table-cell table:style-name="ACE-0x7f7a4c365e50" office:value-type="string">
            <text:p>Product_Rate</text:p>
          </table:table-cell>
          <table:table-cell table:style-name="ACE-0x7f7a4c365e50" office:value-type="string">
            <text:p>PaymentMethod</text:p>
          </table:table-cell>
          <table:table-cell table:style-name="ACE-0x7f7a4c366540" office:value-type="string">
            <text:p>PaymentOption</text:p>
          </table:table-cell>
          <table:table-cell table:style-name="ACE-0x7f7a4c365e50" office:value-type="string">
            <text:p>PaymentOptionTextValue</text:p>
          </table:table-cell>
          <table:table-cell table:style-name="ACE-0x7f7a4c365e50" office:value-type="string">
            <text:p>CoupenSection</text:p>
          </table:table-cell>
          <table:table-cell table:style-name="ACE-0x7f7a4c366540" office:value-type="string">
            <text:p>GiftCertificateCode</text:p>
          </table:table-cell>
          <table:table-cell table:style-name="ACE-0x7f7a4c369380" office:value-type="string">
            <text:p>CluesBucksCode</text:p>
          </table:table-cell>
          <table:table-cell table:number-columns-repeated="110" table:style-name="ACE-0x7f7a4c368b68"/>
        </table:table-row>
        <table:table-row table:style-name="AROW-2">
          <table:table-cell table:style-name="ACE-0x7f7a4c368ee0" office:value-type="float" office:value="9650752320">
            <text:p>9650752320</text:p>
          </table:table-cell>
          <table:table-cell table:style-name="ACE-0x7f7a4c367d88" office:value-type="string">
            <text:p>Gurgaon, HR</text:p>
          </table:table-cell>
          <table:table-cell table:style-name="ACE-0x7f7a4c367d88" office:value-type="string">
            <text:p>Pincode: 122001</text:p>
          </table:table-cell>
          <table:table-cell table:style-name="ACE-0x7f7a4c367d88" office:value-type="string">
            <text:p>chandra.manish@gmail.com</text:p>
          </table:table-cell>
          <table:table-cell table:style-name="ACE-0x7f7a4c367d88" office:value-type="string">
            <text:p>qwer1234</text:p>
          </table:table-cell>
          <table:table-cell table:style-name="ACE-0x7f7a4c367d88" office:value-type="string">
            <text:p>Shop By Category</text:p>
          </table:table-cell>
          <table:table-cell table:style-name="ACE-0x7f7a4c367d88" office:value-type="string">
            <text:p>Computers</text:p>
          </table:table-cell>
          <table:table-cell table:style-name="ACE-0x7f7a4c367d88" office:value-type="string">
            <text:p>Storage Device Special</text:p>
          </table:table-cell>
          <table:table-cell table:style-name="ACE-0x7f7a4c367d88" office:value-type="string">
            <text:p>Pendrives Special</text:p>
          </table:table-cell>
          <table:table-cell table:style-name="ACE-0x7f7a4c367d88" office:value-type="string">
            <text:p>Strontium Pollex 8GB USB Pen Drive</text:p>
          </table:table-cell>
          <table:table-cell table:style-name="ACE-0x7f7a4c3662f0" office:value-type="float" office:value="3">
            <text:p>3</text:p>
          </table:table-cell>
          <table:table-cell table:style-name="ACE-0x7f7a4c367d88" office:value-type="float" office:value="312">
            <text:p>312</text:p>
          </table:table-cell>
          <table:table-cell table:style-name="ACE-0x7f7a4c367d88" office:value-type="string">
            <text:p>Cash on Delivery</text:p>
          </table:table-cell>
          <table:table-cell table:style-name="ACE-0x7f7a4c365ad8" office:value-type="string">
            <text:p>Credit Card|Debit Card|Cash Cards/Wallets|Net Banking|Cash on Delivery</text:p>
          </table:table-cell>
          <table:table-cell table:style-name="ACE-0x7f7a4c367d88" office:value-type="string">
            <text:p>VISA Credit Card|Maestro Debit Card|Airtel Money|Airtel Money|</text:p>
          </table:table-cell>
          <table:table-cell table:style-name="ACE-0x7f7a4c367d88" office:value-type="string">
            <text:p>+ Got more coupon codes?|+ Gift Certificate</text:p>
          </table:table-cell>
          <table:table-cell table:style-name="ACE-0x7f7a4c365ad8" office:value-type="string">
            <text:p>GC-57DB-U67J-7R7A</text:p>
          </table:table-cell>
          <table:table-cell table:style-name="ACE-0x7f7a4c368c90" office:value-type="float" office:value="4">
            <text:p>4</text:p>
          </table:table-cell>
          <table:table-cell table:number-columns-repeated="110" table:style-name="ACE-0x7f7a4c368b6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7a4c36a7f0" table:print="false">
        <office:forms form:automatic-focus="false" form:apply-design-mode="false">
          <form:form/>
        </office:forms>
        <table:table-column table:default-cell-style-name="ACE-0x7f7a4c365c00" table:style-name="ACOL-3"/>
        <table:table-column table:default-cell-style-name="ACE-0x7f7a4c365c00" table:style-name="ACOL-4"/>
        <table:table-column table:default-cell-style-name="ACE-0x7f7a4c365c00" table:style-name="ACOL-5"/>
        <table:table-column table:default-cell-style-name="ACE-0x7f7a4c365c00" table:style-name="ACOL-6"/>
        <table:table-column table:default-cell-style-name="ACE-0x7f7a4c365c00" table:style-name="ACOL-7"/>
        <table:table-column table:default-cell-style-name="ACE-0x7f7a4c365c00" table:style-name="ACOL-8"/>
        <table:table-column table:default-cell-style-name="ACE-0x7f7a4c365c00" table:style-name="ACOL-9"/>
        <table:table-column table:default-cell-style-name="ACE-0x7f7a4c365c00" table:style-name="ACOL-10"/>
        <table:table-column table:default-cell-style-name="ACE-0x7f7a4c365c00" table:style-name="ACOL-11"/>
        <table:table-column table:default-cell-style-name="ACE-0x7f7a4c365c00" table:style-name="ACOL-12"/>
        <table:table-column table:default-cell-style-name="ACE-0x7f7a4c365c00" table:style-name="ACOL-13"/>
        <table:table-column table:default-cell-style-name="ACE-0x7f7a4c365c00" table:style-name="ACOL-14"/>
        <table:table-column table:default-cell-style-name="ACE-0x7f7a4c365c00" table:style-name="ACOL-15"/>
        <table:table-column table:default-cell-style-name="ACE-0x7f7a4c369130" table:style-name="ACOL-16"/>
        <table:table-column table:default-cell-style-name="ACE-0x7f7a4c365c00" table:style-name="ACOL-17"/>
        <table:table-column table:default-cell-style-name="ACE-0x7f7a4c365c00" table:style-name="ACOL-18"/>
        <table:table-column table:default-cell-style-name="ACE-0x7f7a4c369130" table:style-name="ACOL-19"/>
        <table:table-column table:default-cell-style-name="ACE-0x7f7a4c365c00" table:style-name="ACOL-20"/>
        <table:table-column table:default-cell-style-name="ACE-0x7f7a4c365c00" table:style-name="ACOL-0" table:number-columns-repeated="110"/>
        <table:table-row table:style-name="AROW-2">
          <table:table-cell table:style-name="ACE-0x7f7a4c366b08" office:value-type="string">
            <text:p>user_PhoneNumber</text:p>
          </table:table-cell>
          <table:table-cell table:style-name="ACE-0x7f7a4c368918" office:value-type="string">
            <text:p>city/State</text:p>
          </table:table-cell>
          <table:table-cell table:style-name="ACE-0x7f7a4c368918" office:value-type="string">
            <text:p>userPinCode</text:p>
          </table:table-cell>
          <table:table-cell table:style-name="ACE-0x7f7a4c368918" office:value-type="string">
            <text:p>EmailID</text:p>
          </table:table-cell>
          <table:table-cell table:style-name="ACE-0x7f7a4c368918" office:value-type="string">
            <text:p>Password</text:p>
          </table:table-cell>
          <table:table-cell table:style-name="ACE-0x7f7a4c368918" office:value-type="string">
            <text:p>MenuProductName</text:p>
          </table:table-cell>
          <table:table-cell table:style-name="ACE-0x7f7a4c368918" office:value-type="string">
            <text:p>MenuProductName1</text:p>
          </table:table-cell>
          <table:table-cell table:style-name="ACE-0x7f7a4c368918" office:value-type="string">
            <text:p>MenuProductName2</text:p>
          </table:table-cell>
          <table:table-cell table:style-name="ACE-0x7f7a4c368918" office:value-type="string">
            <text:p>StorageType</text:p>
          </table:table-cell>
          <table:table-cell table:style-name="ACE-0x7f7a4c368918" office:value-type="string">
            <text:p>SelectPendriveName</text:p>
          </table:table-cell>
          <table:table-cell table:style-name="ACE-0x7f7a4c3685a0" office:value-type="string">
            <text:p>Product_Quantity</text:p>
          </table:table-cell>
          <table:table-cell table:style-name="ACE-0x7f7a4c368918" office:value-type="string">
            <text:p>Product_Rate</text:p>
          </table:table-cell>
          <table:table-cell table:style-name="ACE-0x7f7a4c368918" office:value-type="string">
            <text:p>PaymentMethod</text:p>
          </table:table-cell>
          <table:table-cell table:style-name="ACE-0x7f7a4c368a40" office:value-type="string">
            <text:p>PaymentOption</text:p>
          </table:table-cell>
          <table:table-cell table:style-name="ACE-0x7f7a4c368918" office:value-type="string">
            <text:p>PaymentOptionTextValue</text:p>
          </table:table-cell>
          <table:table-cell table:style-name="ACE-0x7f7a4c368918" office:value-type="string">
            <text:p>CoupenSection</text:p>
          </table:table-cell>
          <table:table-cell table:style-name="ACE-0x7f7a4c368a40" office:value-type="string">
            <text:p>GiftCertificateCode</text:p>
          </table:table-cell>
          <table:table-cell table:style-name="ACE-0x7f7a4c369008" office:value-type="string">
            <text:p>CluesBucksCode</text:p>
          </table:table-cell>
          <table:table-cell table:number-columns-repeated="110" table:style-name="ACE-0x7f7a4c365c00"/>
        </table:table-row>
        <table:table-row table:style-name="AROW-2">
          <table:table-cell table:style-name="ACE-0x7f7a4c3678e8" office:value-type="float" office:value="9650752320">
            <text:p>9650752320</text:p>
          </table:table-cell>
          <table:table-cell table:style-name="ACE-0x7f7a4c365d28" office:value-type="string">
            <text:p>Gurgaon, HR</text:p>
          </table:table-cell>
          <table:table-cell table:style-name="ACE-0x7f7a4c365d28" office:value-type="string">
            <text:p>Pincode: 122001</text:p>
          </table:table-cell>
          <table:table-cell table:style-name="ACE-0x7f7a4c365d28" office:value-type="string">
            <text:p>chandra.manish@gmail.com</text:p>
          </table:table-cell>
          <table:table-cell table:style-name="ACE-0x7f7a4c365d28" office:value-type="string">
            <text:p>qwer1234</text:p>
          </table:table-cell>
          <table:table-cell table:style-name="ACE-0x7f7a4c365d28" office:value-type="string">
            <text:p>Shop By Category</text:p>
          </table:table-cell>
          <table:table-cell table:style-name="ACE-0x7f7a4c365d28" office:value-type="string">
            <text:p>Computers</text:p>
          </table:table-cell>
          <table:table-cell table:style-name="ACE-0x7f7a4c365d28" office:value-type="string">
            <text:p>Storage Device Special</text:p>
          </table:table-cell>
          <table:table-cell table:style-name="ACE-0x7f7a4c365d28" office:value-type="string">
            <text:p>Pendrives Special</text:p>
          </table:table-cell>
          <table:table-cell table:style-name="ACE-0x7f7a4c365d28" office:value-type="string">
            <text:p>Strontium Pollex 8GB USB Pen Drive</text:p>
          </table:table-cell>
          <table:table-cell table:style-name="ACE-0x7f7a4c3687f0" office:value-type="float" office:value="3">
            <text:p>3</text:p>
          </table:table-cell>
          <table:table-cell table:style-name="ACE-0x7f7a4c365d28" office:value-type="float" office:value="312">
            <text:p>312</text:p>
          </table:table-cell>
          <table:table-cell table:style-name="ACE-0x7f7a4c365d28" office:value-type="string">
            <text:p>Cash on Delivery</text:p>
          </table:table-cell>
          <table:table-cell table:style-name="ACE-0x7f7a4c3669e0" office:value-type="string">
            <text:p>Credit Card|Debit Card|Cash Cards/Wallets|Net Banking|Cash on Delivery</text:p>
          </table:table-cell>
          <table:table-cell table:style-name="ACE-0x7f7a4c365d28" office:value-type="string">
            <text:p>VISA Credit Card|Maestro Debit Card|Airtel Money|Airtel Money|</text:p>
          </table:table-cell>
          <table:table-cell table:style-name="ACE-0x7f7a4c365d28" office:value-type="string">
            <text:p>+ Got more coupon codes?|+ Gift Certificate</text:p>
          </table:table-cell>
          <table:table-cell table:style-name="ACE-0x7f7a4c3669e0" office:value-type="string">
            <text:p>GC-57DB-U67J-7R7A</text:p>
          </table:table-cell>
          <table:table-cell table:style-name="ACE-0x7f7a4c367a10" office:value-type="float" office:value="4">
            <text:p>4</text:p>
          </table:table-cell>
          <table:table-cell table:number-columns-repeated="110" table:style-name="ACE-0x7f7a4c365c0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7a4c36a9e0" table:print="false">
        <office:forms form:automatic-focus="false" form:apply-design-mode="false">
          <form:form/>
        </office:forms>
        <table:table-column table:default-cell-style-name="ACE-0x7f7a4c3686c8" table:style-name="ACOL-3"/>
        <table:table-column table:default-cell-style-name="ACE-0x7f7a4c3686c8" table:style-name="ACOL-4"/>
        <table:table-column table:default-cell-style-name="ACE-0x7f7a4c3686c8" table:style-name="ACOL-5"/>
        <table:table-column table:default-cell-style-name="ACE-0x7f7a4c3686c8" table:style-name="ACOL-6"/>
        <table:table-column table:default-cell-style-name="ACE-0x7f7a4c3686c8" table:style-name="ACOL-7"/>
        <table:table-column table:default-cell-style-name="ACE-0x7f7a4c3686c8" table:style-name="ACOL-8"/>
        <table:table-column table:default-cell-style-name="ACE-0x7f7a4c3686c8" table:style-name="ACOL-9"/>
        <table:table-column table:default-cell-style-name="ACE-0x7f7a4c3686c8" table:style-name="ACOL-10"/>
        <table:table-column table:default-cell-style-name="ACE-0x7f7a4c3686c8" table:style-name="ACOL-11"/>
        <table:table-column table:default-cell-style-name="ACE-0x7f7a4c3686c8" table:style-name="ACOL-12"/>
        <table:table-column table:default-cell-style-name="ACE-0x7f7a4c3686c8" table:style-name="ACOL-13"/>
        <table:table-column table:default-cell-style-name="ACE-0x7f7a4c3686c8" table:style-name="ACOL-14"/>
        <table:table-column table:default-cell-style-name="ACE-0x7f7a4c3686c8" table:style-name="ACOL-15"/>
        <table:table-column table:default-cell-style-name="ACE-0x7f7a4ca8f160" table:style-name="ACOL-16"/>
        <table:table-column table:default-cell-style-name="ACE-0x7f7a4c3686c8" table:style-name="ACOL-17"/>
        <table:table-column table:default-cell-style-name="ACE-0x7f7a4c3686c8" table:style-name="ACOL-18"/>
        <table:table-column table:default-cell-style-name="ACE-0x7f7a4ca8f160" table:style-name="ACOL-19"/>
        <table:table-column table:default-cell-style-name="ACE-0x7f7a4c3686c8" table:style-name="ACOL-20"/>
        <table:table-column table:default-cell-style-name="ACE-0x7f7a4c3686c8" table:style-name="ACOL-0" table:number-columns-repeated="110"/>
        <table:table-row table:style-name="AROW-2">
          <table:table-cell table:style-name="ACE-0x7f7a4ca8e380" office:value-type="string">
            <text:p>user_PhoneNumber</text:p>
          </table:table-cell>
          <table:table-cell table:style-name="ACE-0x7f7a4ca8e948" office:value-type="string">
            <text:p>city/State</text:p>
          </table:table-cell>
          <table:table-cell table:style-name="ACE-0x7f7a4ca8e948" office:value-type="string">
            <text:p>userPinCode</text:p>
          </table:table-cell>
          <table:table-cell table:style-name="ACE-0x7f7a4ca8e948" office:value-type="string">
            <text:p>EmailID</text:p>
          </table:table-cell>
          <table:table-cell table:style-name="ACE-0x7f7a4ca8e948" office:value-type="string">
            <text:p>Password</text:p>
          </table:table-cell>
          <table:table-cell table:style-name="ACE-0x7f7a4ca8e948" office:value-type="string">
            <text:p>MenuProductName</text:p>
          </table:table-cell>
          <table:table-cell table:style-name="ACE-0x7f7a4ca8e948" office:value-type="string">
            <text:p>MenuProductName1</text:p>
          </table:table-cell>
          <table:table-cell table:style-name="ACE-0x7f7a4ca8e948" office:value-type="string">
            <text:p>MenuProductName2</text:p>
          </table:table-cell>
          <table:table-cell table:style-name="ACE-0x7f7a4ca8e948" office:value-type="string">
            <text:p>StorageType</text:p>
          </table:table-cell>
          <table:table-cell table:style-name="ACE-0x7f7a4ca8e948" office:value-type="string">
            <text:p>SelectPendriveName</text:p>
          </table:table-cell>
          <table:table-cell table:style-name="ACE-0x7f7a4ca8e5d0" office:value-type="string">
            <text:p>Product_Quantity</text:p>
          </table:table-cell>
          <table:table-cell table:style-name="ACE-0x7f7a4ca8e948" office:value-type="string">
            <text:p>Product_Rate</text:p>
          </table:table-cell>
          <table:table-cell table:style-name="ACE-0x7f7a4ca8e948" office:value-type="string">
            <text:p>PaymentMethod</text:p>
          </table:table-cell>
          <table:table-cell table:style-name="ACE-0x7f7a4ca8e4a8" office:value-type="string">
            <text:p>PaymentOption</text:p>
          </table:table-cell>
          <table:table-cell table:style-name="ACE-0x7f7a4ca8e948" office:value-type="string">
            <text:p>PaymentOptionTextValue</text:p>
          </table:table-cell>
          <table:table-cell table:style-name="ACE-0x7f7a4ca8e948" office:value-type="string">
            <text:p>CoupenSection</text:p>
          </table:table-cell>
          <table:table-cell table:style-name="ACE-0x7f7a4ca8e4a8" office:value-type="string">
            <text:p>GiftCertificateCode</text:p>
          </table:table-cell>
          <table:table-cell table:style-name="ACE-0x7f7a4ca8e008" office:value-type="string">
            <text:p>CluesBucksCode</text:p>
          </table:table-cell>
          <table:table-cell table:number-columns-repeated="110" table:style-name="ACE-0x7f7a4c3686c8"/>
        </table:table-row>
        <table:table-row table:style-name="AROW-2">
          <table:table-cell table:style-name="ACE-0x7f7a4ca8e258" office:value-type="float" office:value="9650752320">
            <text:p>9650752320</text:p>
          </table:table-cell>
          <table:table-cell table:style-name="ACE-0x7f7a4ca8e820" office:value-type="string">
            <text:p>Gurgaon, HR</text:p>
          </table:table-cell>
          <table:table-cell table:style-name="ACE-0x7f7a4ca8e820" office:value-type="string">
            <text:p>Pincode: 122001</text:p>
          </table:table-cell>
          <table:table-cell table:style-name="ACE-0x7f7a4ca8e820" office:value-type="string">
            <text:p>chandra.manish@gmail.com</text:p>
          </table:table-cell>
          <table:table-cell table:style-name="ACE-0x7f7a4ca8e820" office:value-type="string">
            <text:p>qwer1234</text:p>
          </table:table-cell>
          <table:table-cell table:style-name="ACE-0x7f7a4ca8e820" office:value-type="string">
            <text:p>Shop By Category</text:p>
          </table:table-cell>
          <table:table-cell table:style-name="ACE-0x7f7a4ca8e820" office:value-type="string">
            <text:p>Computers</text:p>
          </table:table-cell>
          <table:table-cell table:style-name="ACE-0x7f7a4ca8e820" office:value-type="string">
            <text:p>Storage Device Special</text:p>
          </table:table-cell>
          <table:table-cell table:style-name="ACE-0x7f7a4ca8e820" office:value-type="string">
            <text:p>Pendrives Special</text:p>
          </table:table-cell>
          <table:table-cell table:style-name="ACE-0x7f7a4ca8e820" office:value-type="string">
            <text:p>Strontium Pollex 8GB USB Pen Drive</text:p>
          </table:table-cell>
          <table:table-cell table:style-name="ACE-0x7f7a4ca8e6f8" office:value-type="float" office:value="3">
            <text:p>3</text:p>
          </table:table-cell>
          <table:table-cell table:style-name="ACE-0x7f7a4ca8e820" office:value-type="float" office:value="312">
            <text:p>312</text:p>
          </table:table-cell>
          <table:table-cell table:style-name="ACE-0x7f7a4ca8e820" office:value-type="string">
            <text:p>Cash on Delivery</text:p>
          </table:table-cell>
          <table:table-cell table:style-name="ACE-0x7f7a4ca8ea70" office:value-type="string">
            <text:p>Credit Card|Debit Card|Cash Cards/Wallets|Net Banking|Cash on Delivery</text:p>
          </table:table-cell>
          <table:table-cell table:style-name="ACE-0x7f7a4ca8e820" office:value-type="string">
            <text:p>VISA Credit Card|Maestro Debit Card|Airtel Money|Airtel Money|</text:p>
          </table:table-cell>
          <table:table-cell table:style-name="ACE-0x7f7a4ca8e820" office:value-type="string">
            <text:p>+ Got more coupon codes?|+ Gift Certificate</text:p>
          </table:table-cell>
          <table:table-cell table:style-name="ACE-0x7f7a4ca8ea70" office:value-type="string">
            <text:p>GC-57DB-U67J-7R7A</text:p>
          </table:table-cell>
          <table:table-cell table:style-name="ACE-0x7f7a4ca8e130" office:value-type="float" office:value="4">
            <text:p>4</text:p>
          </table:table-cell>
          <table:table-cell table:number-columns-repeated="110" table:style-name="ACE-0x7f7a4c3686c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7a4c32ae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a4c3215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a4caee4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a4cb372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a4cb832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7a4cbd4e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a4c36a030" style:display-name="TestCase" style:page-layout-name="pl-0x7f7a4c32ae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a4c36a220" style:display-name="MQA1_TestData" style:page-layout-name="pl-0x7f7a4c3215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a4c36a410" style:display-name="MQA2_TestData" style:page-layout-name="pl-0x7f7a4caee4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a4c36a600" style:display-name="MQA3_TestData" style:page-layout-name="pl-0x7f7a4cb372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a4c36a7f0" style:display-name="MQA4_TestData" style:page-layout-name="pl-0x7f7a4cb832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7a4c36a9e0" style:display-name="MQA5_TestData" style:page-layout-name="pl-0x7f7a4cbd4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58:08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